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2000000025E0000019FA9BF4C70.png"/>
  <manifest:file-entry manifest:media-type="image/png" manifest:full-path="Pictures/10000200000000F8000000E0679626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dash" draw:stroke-dash="Dash_20_2" svg:stroke-width="0.026cm" svg:stroke-color="#000000" draw:stroke-linejoin="miter" draw:fill="solid" draw:fill-color="#c0c0c0" draw:opacity="4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381cm" fo:padding-bottom="0.13cm" fo:padding-left="0cm" fo:padding-right="0cm" fo:wrap-option="no-wrap" draw:shadow="hidden"/>
    </style:style>
    <style:style style:name="gr7" style:family="graphic" style:parent-style-name="standard">
      <style:graphic-properties draw:stroke="dash" draw:stroke-dash="Dash_20_2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254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9900" draw:opacity="50%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10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2" svg:stroke-width="0.026cm" svg:stroke-color="#000000" draw:stroke-linejoin="miter" draw:fill="solid" draw:fill-color="#ffffff" draw:textarea-horizontal-align="justify" draw:textarea-vertical-align="top" draw:auto-grow-height="false" fo:padding-top="0.381cm" fo:padding-bottom="0.13cm" fo:padding-left="0cm" fo:padding-right="0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176cm" svg:stroke-color="#ff6600" draw:stroke-linejoin="miter" draw:fill="none" draw:fill-color="#9ac2c0" draw:textarea-horizontal-align="left" draw:textarea-vertical-align="middle" draw:auto-grow-height="false" fo:padding-top="0.13cm" fo:padding-bottom="0.13cm" fo:padding-left="0.25cm" fo:padding-right="0.25cm" fo:wrap-option="wrap" draw:shadow="hidden" draw:shadow-color="#666a5c"/>
    </style:style>
    <style:style style:name="gr14" style:family="graphic" style:parent-style-name="standard">
      <style:graphic-properties draw:stroke="none" draw:fill="none" draw:fill-color="#9ac2c0" draw:textarea-horizontal-align="left" draw:textarea-vertical-align="top" draw:auto-grow-height="false" fo:padding-top="0.13cm" fo:padding-bottom="0.13cm" fo:padding-left="0.25cm" fo:padding-right="0.25cm" fo:wrap-option="no-wrap" draw:shadow="hidden" draw:shadow-color="#666a5c" draw:color-mode="standard" draw:luminance="0%" draw:contrast="12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wrap" draw:shadow="hidden" draw:shadow-color="#666a5c"/>
    </style:style>
    <style:style style:name="gr16" style:family="graphic" style:parent-style-name="standard">
      <style:graphic-properties draw:stroke="solid" svg:stroke-width="0.035cm" svg:stroke-color="#c0c0c0" draw:stroke-linejoin="miter" draw:fill="none" draw:fill-color="#9ac2c0" draw:textarea-horizontal-align="left" draw:textarea-vertical-align="middle" draw:auto-grow-height="false" fo:padding-top="0.13cm" fo:padding-bottom="0.13cm" fo:padding-left="0.25cm" fo:padding-right="0.25cm" fo:wrap-option="wrap" draw:shadow="hidden" draw:shadow-color="#666a5c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T1" style:family="text">
      <style:text-properties fo:color="#000000" fo:font-family="'Arial Narrow'" style:font-family-generic="swiss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T2" style:family="text">
      <style:text-properties fo:color="#000000" fo:font-size="8pt" style:font-family-asian="'Times New Roman'" style:font-family-generic-asian="roman" style:font-pitch-asian="variable" style:font-size-asian="8pt" style:font-family-complex="'Times New Roman'" style:font-family-generic-complex="roman" style:font-pitch-complex="variable" style:font-size-complex="8pt"/>
    </style:style>
    <style:style style:name="T3" style:family="text">
      <style:text-properties fo:color="#000000" fo:font-size="14pt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4" style:family="text">
      <style:text-properties fo:color="#000000" fo:font-family="Verdana" style:font-family-generic="swiss" style:font-pitch="variable" fo:font-size="12pt" fo:font-weight="bold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text:list-style style:name="L1">
      <text:list-level-style-bullet text:level="1" text:bullet-char="•">
        <style:text-properties fo:font-family="'Arial Narrow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221cm" svg:height="8.33cm" svg:x="16.737cm" svg:y="3.13cm">
          <draw:image xlink:href="Pictures/10000200000000F8000000E06796267E.png" xlink:type="simple" xlink:show="embed" xlink:actuate="onLoad">
            <text:p/>
          </draw:image>
        </draw:frame>
        <draw:rect draw:style-name="gr2" draw:text-style-name="P1" draw:layer="layout" svg:width="13.522cm" svg:height="11.349cm" svg:x="1.058cm" svg:y="1.248cm">
          <text:p/>
        </draw:rect>
        <draw:custom-shape draw:style-name="gr3" draw:text-style-name="P2" draw:layer="layout" svg:width="12.404cm" svg:height="10.776cm" svg:x="1.481cm" svg:y="1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978cm" svg:height="1.725cm" svg:x="10.304cm" svg:y="2.099cm">
          <text:p text:style-name="P3"><text:span text:style-name="T1">Visual Model</text:span></text:p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8.096cm" svg:y1="6.445cm" svg:x2="11.647cm" svg:y2="3.628cm">
          <text:p/>
        </draw:line>
        <draw:custom-shape draw:style-name="gr6" draw:text-style-name="P2" draw:layer="layout" svg:width="1.756cm" svg:height="1.586cm" svg:x="8.986cm" svg:y="4.306cm">
          <text:p text:style-name="P4"><text:span text:style-name="T2">Mapp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3.213cm" svg:height="1.353cm" svg:x="1.934cm" svg:y="10.378cm">
          <text:p text:style-name="P3"><text:span text:style-name="T1"/></text:p>
          <text:p text:style-name="P3"><text:span text:style-name="T1">Other Models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571cm" svg:height="1.347cm" svg:x="10.475cm" svg:y="10.424cm">
          <text:p text:style-name="P4"><text:span text:style-name="T3"/></text:p>
          <text:p text:style-name="P3"><text:span text:style-name="T1">Haptic Model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461cm" svg:height="1.691cm" svg:x="5.52cm" svg:y="6.56cm">
          <text:p text:style-name="P3"><text:span text:style-name="T4">Behavior</text:span></text:p>
          <text:p text:style-name="P5"><text:span text:style-name="T4">Model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449cm" svg:height="0.468cm" svg:x="11.053cm" svg:y="3.185cm">
          <text:p text:style-name="P4"><text:span text:style-name="T2">API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354cm" svg:y1="8.406cm" svg:x2="3.472cm" svg:y2="10.489cm">
          <text:p/>
        </draw:line>
        <draw:line draw:style-name="gr10" draw:text-style-name="P1" draw:layer="layout" svg:x1="8.151cm" svg:y1="8.362cm" svg:x2="11.733cm" svg:y2="10.549cm">
          <text:p/>
        </draw:line>
        <draw:custom-shape draw:style-name="gr11" draw:text-style-name="P2" draw:layer="layout" svg:width="1.756cm" svg:height="1.584cm" svg:x="8.965cm" svg:y="8.573cm">
          <text:p text:style-name="P4"><text:span text:style-name="T2">Mapp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3.219cm" svg:height="1.725cm" svg:x="2.06cm" svg:y="2.104cm">
          <text:p text:style-name="P3"><text:span text:style-name="T1">Collision Model</text:span></text:p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6.4cm" svg:y1="6.453cm" svg:x2="3.694cm" svg:y2="3.808cm">
          <text:p/>
        </draw:line>
        <draw:custom-shape draw:style-name="gr6" draw:text-style-name="P2" draw:layer="layout" svg:width="1.75cm" svg:height="1.584cm" svg:x="4.097cm" svg:y="4.206cm">
          <text:p text:style-name="P4"><text:span text:style-name="T2">Mapp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2" draw:layer="layout" svg:width="1.449cm" svg:height="0.468cm" svg:x="2.809cm" svg:y="3.19cm">
          <text:p text:style-name="P4"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722cm" svg:height="1.906cm" svg:x="5.385cm" svg:y="6.46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0.452cm" svg:height="7.16cm" draw:transform="rotate (0.372627795300719) translate (14.656cm 5.337cm)">
          <draw:image xlink:href="Pictures/100002000000025E0000019FA9BF4C70.png" xlink:type="simple" xlink:show="embed" xlink:actuate="onLoad">
            <text:p/>
          </draw:image>
        </draw:frame>
        <draw:g>
          <draw:custom-shape draw:style-name="gr15" draw:text-style-name="P2" draw:layer="layout" svg:width="0.363cm" svg:height="0.361cm" svg:x="17.079cm" svg:y="6.02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2cm" svg:x="18.664cm" svg:y="3.52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1cm" svg:height="0.363cm" svg:x="17.035cm" svg:y="7.37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1cm" svg:height="0.362cm" svg:x="20.033cm" svg:y="3.3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3cm" svg:x="21.929cm" svg:y="3.99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1cm" svg:x="20.872cm" svg:y="3.61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1cm" svg:height="0.363cm" svg:x="17.01cm" svg:y="8.46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1cm" svg:x="17.231cm" svg:y="9.84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2cm" svg:x="18.066cm" svg:y="10.8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1cm" svg:x="23.77cm" svg:y="6.28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2cm" svg:x="21.471cm" svg:y="8.65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2cm" svg:x="20.43cm" svg:y="9.78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3cm" svg:x="20.601cm" svg:y="8.76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2cm" svg:x="22.216cm" svg:y="7.46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1cm" svg:height="0.363cm" svg:x="23.137cm" svg:y="3.81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2cm" svg:x="24.464cm" svg:y="3.9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1cm" svg:height="0.362cm" svg:x="25.496cm" svg:y="4.24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1cm" svg:x="17.668cm" svg:y="4.44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2cm" svg:x="19.941cm" svg:y="5.7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1cm" svg:height="0.363cm" svg:x="24.646cm" svg:y="5.14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1cm" svg:x="21.481cm" svg:y="5.61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3cm" svg:x="18.166cm" svg:y="7.50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3cm" svg:x="18.724cm" svg:y="5.6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3cm" svg:x="18.05cm" svg:y="9.21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2cm" svg:x="19.303cm" svg:y="10.68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3cm" svg:x="22.21cm" svg:y="8.50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2cm" svg:x="22.774cm" svg:y="7.44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2cm" svg:x="20.887cm" svg:y="7.54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2cm" svg:x="19.922cm" svg:y="7.179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3cm" svg:height="0.363cm" svg:x="21.461cm" svg:y="6.98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362cm" svg:height="0.361cm" svg:x="22.784cm" svg:y="5.73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6" draw:text-style-name="P2" draw:layer="layout" svg:width="1.749cm" svg:height="1.584cm" svg:x="4.022cm" svg:y="8.508cm">
          <text:p text:style-name="P4"><text:span text:style-name="T2">Mapp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2" draw:layer="layout" svg:width="10.68cm" svg:height="9.382cm" svg:x="16.35cm" svg:y="2.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318 318" svg:d="m159 0 159 318h-318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13.9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9-27T13:29:21</meta:creation-date>
    <dc:date>2006-09-27T13:32:39</dc:date>
    <dc:language>en-US</dc:language>
    <meta:editing-cycles>4</meta:editing-cycles>
    <meta:editing-duration>PT3M18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